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A03E8483DC433749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78cm, 3.922cm, 3.899cm, 1.59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905cm" svg:height="26.19cm" svg:x="-0.405cm" svg:y="1.6cm">
          <draw:image xlink:href="Pictures/1000000000000438000005A03E8483DC433749A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22T14:42:31.058917367</dc:date>
    <meta:editing-duration>PT4M39S</meta:editing-duration>
    <meta:editing-cycles>2</meta:editing-cycles>
    <meta:generator>LibreOffice/7.3.6.2$Linux_X86_64 LibreOffice_project/30$Build-2</meta:generator>
    <meta:document-statistic meta:object-count="1"/>
  </office:meta>
</office:document-meta>
</file>